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0" style:family="paragraph" style:parent-style-name="Preformatted_20_Text">
      <style:text-properties fo:color="#ffffff" loext:opacity="100%" officeooo:rsid="00984e95" officeooo:paragraph-rsid="00984e95"/>
    </style:style>
    <style:style style:name="P91" style:family="paragraph" style:parent-style-name="Preformatted_20_Text">
      <style:text-properties fo:color="#ffffff" loext:opacity="100%" officeooo:rsid="009bd36e" officeooo:paragraph-rsid="009bd36e"/>
    </style:style>
    <style:style style:name="P92" style:family="paragraph" style:parent-style-name="Preformatted_20_Text">
      <style:text-properties fo:color="#ffffff" loext:opacity="100%" officeooo:rsid="009d9484" officeooo:paragraph-rsid="009bd36e"/>
    </style:style>
    <style:style style:name="P93" style:family="paragraph" style:parent-style-name="Preformatted_20_Text">
      <style:text-properties fo:color="#ffffff" loext:opacity="100%" officeooo:rsid="009d9484" officeooo:paragraph-rsid="009d9484"/>
    </style:style>
    <style:style style:name="P94" style:family="paragraph" style:parent-style-name="Preformatted_20_Text">
      <style:text-properties fo:color="#ffffff" loext:opacity="100%" officeooo:rsid="009d9484" officeooo:paragraph-rsid="00c0900e"/>
    </style:style>
    <style:style style:name="P95" style:family="paragraph" style:parent-style-name="Preformatted_20_Text">
      <style:text-properties fo:color="#ffffff" loext:opacity="100%" officeooo:rsid="009e3cea" officeooo:paragraph-rsid="00c0900e"/>
    </style:style>
    <style:style style:name="P96" style:family="paragraph" style:parent-style-name="Preformatted_20_Text">
      <style:text-properties fo:color="#ffffff" loext:opacity="100%" officeooo:rsid="00a1bd78" officeooo:paragraph-rsid="00a1bd78"/>
    </style:style>
    <style:style style:name="P97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1" style:family="paragraph" style:parent-style-name="Preformatted_20_Text">
      <style:text-properties fo:color="#ffffff" loext:opacity="100%" officeooo:rsid="00bd0e9d" officeooo:paragraph-rsid="00bd0e9d"/>
    </style:style>
    <style:style style:name="P122" style:family="paragraph" style:parent-style-name="Preformatted_20_Text">
      <style:text-properties fo:color="#ffffff" loext:opacity="100%" officeooo:rsid="009fcc34" officeooo:paragraph-rsid="009fcc34"/>
    </style:style>
    <style:style style:name="P123" style:family="paragraph" style:parent-style-name="Preformatted_20_Text">
      <style:text-properties fo:color="#ffffff" loext:opacity="100%" officeooo:rsid="009fcc34" officeooo:paragraph-rsid="00c0900e"/>
    </style:style>
    <style:style style:name="P124" style:family="paragraph" style:parent-style-name="Preformatted_20_Text">
      <style:text-properties fo:color="#ffffff" loext:opacity="100%" officeooo:paragraph-rsid="00d14f72"/>
    </style:style>
    <style:style style:name="P125" style:family="paragraph" style:parent-style-name="Preformatted_20_Text">
      <style:text-properties fo:color="#ffffff" loext:opacity="100%" officeooo:rsid="00d27863" officeooo:paragraph-rsid="00d27863"/>
    </style:style>
    <style:style style:name="P126" style:family="paragraph" style:parent-style-name="Preformatted_20_Text">
      <style:text-properties fo:color="#ffffff" loext:opacity="100%" officeooo:rsid="00d7ef93" officeooo:paragraph-rsid="00d7ef93"/>
    </style:style>
    <style:style style:name="P127" style:family="paragraph" style:parent-style-name="Preformatted_20_Text">
      <style:text-properties fo:color="#ffffff" loext:opacity="100%" officeooo:rsid="00d85cf5" officeooo:paragraph-rsid="00d85cf5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0">first make a list of all functions that a calculation goes through, and what result it should give:</text:p>
      <text:p text:style-name="P90"/>
      <text:p text:style-name="P91">operatorpress:</text:p>
      <text:p text:style-name="P91"/>
      <text:p text:style-name="P91"/>
      <text:p text:style-name="P91">runEquals:</text:p>
      <text:p text:style-name="P94"><text:span text:style-name="T46">makeStringArray</text:span><text:tab/></text:p>
      <text:p text:style-name="P94"><text:span text:style-name="T46"><text:tab/></text:span>evaluateStringSymbols</text:p>
      <text:p text:style-name="P94"><text:span text:style-name="T46"><text:tab/></text:span><text:tab/><text:tab/>makeInputArray</text:p>
      <text:p text:style-name="P95"><text:span text:style-name="T46"><text:tab/></text:span><text:tab/><text:tab/><text:tab/>numberOrOperator</text:p>
      <text:p text:style-name="P95">checkForErrors</text:p>
      <text:p text:style-name="P123"><text:tab/>doubleOperators</text:p>
      <text:p text:style-name="P123"/>
      <text:p text:style-name="P93"><text:span text:style-name="T46"><text:tab/></text:span>calculate</text:p>
      <text:p text:style-name="P122"><text:tab/><text:span text:style-name="T46"><text:tab/></text:span>calculateInOrder</text:p>
      <text:p text:style-name="P122"><text:tab/><text:tab/><text:span text:style-name="T46"><text:tab/></text:span>doCalculation</text:p>
      <text:p text:style-name="P91">displayAns</text:p>
      <text:p text:style-name="P91">clearEntry</text:p>
      <text:p text:style-name="P91"/>
      <text:p text:style-name="P92"/>
      <text:p text:style-name="P125"/>
      <text:p text:style-name="P92"/>
      <text:p text:style-name="P93">split the calculate function into: makeStringObject &amp; calculate</text:p>
      <text:p text:style-name="P93"/>
      <text:p text:style-name="P96">make <text:span text:style-name="T42">the functions </text:span>parameter-dependent in the following order:</text:p>
      <text:p text:style-name="P97">clearEntry</text:p>
      <text:p text:style-name="P98">displayAns</text:p>
      <text:p text:style-name="P99">doCalculation</text:p>
      <text:p text:style-name="P99">calculateInOrder</text:p>
      <text:p text:style-name="P99">doubleOperators</text:p>
      <text:p text:style-name="P100"><text:span text:style-name="T41">c</text:span>heckForErrors</text:p>
      <text:p text:style-name="P100">numberOrOperator</text:p>
      <text:p text:style-name="P101">makeInputArray</text:p>
      <text:p text:style-name="P73">evaluateStringSymbols</text:p>
      <text:p text:style-name="P73">calculate</text:p>
      <text:p text:style-name="P74">runEquals</text:p>
      <text:p text:style-name="P76"/>
      <text:p text:style-name="P78"/>
      <text:p text:style-name="P74"/>
      <text:p text:style-name="P60">to add an operator:</text:p>
      <text:p text:style-name="P102"><text:span text:style-name="T43">- </text:span>add the operator to the operatorObject + different ways that it can be written</text:p>
      <text:p text:style-name="P102"/>
      <text:p text:style-name="P103">find out why there is a loop somewhere in the calculate function, if there is an unknown symbol</text:p>
      <text:p text:style-name="P104">why is i not going up <text:span text:style-name="T44">i</text:span>n value</text:p>
      <text:p text:style-name="P85"/>
      <text:p text:style-name="P102"/>
      <text:p text:style-name="P105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5"><text:span text:style-name="T43">- </text:span>think about possible errors, and add these in checkForErrors()</text:p>
      <text:p text:style-name="P74"/>
      <text:p text:style-name="P67"/>
      <text:p text:style-name="P68">add brackets<text:span text:style-name="T37">:</text:span></text:p>
      <text:p text:style-name="P106">check the whole object for brackets. if the amount of opening and closing brackets are not equal, give an error</text:p>
      <text:p text:style-name="P68"/>
      <text:p text:style-name="P108">how to make the calculator not crash when an opening bracket has been found</text:p>
      <text:p text:style-name="P68"/>
      <text:p text:style-name="P106">when you find a <text:span text:style-name="T38">closer </text:span>bracket, save the index<text:span text:style-name="T44">, return the symbol</text:span></text:p>
      <text:p text:style-name="P69"><text:soft-page-break/></text:p>
      <text:p text:style-name="P109">make an array of the openBracket indexes</text:p>
      <text:p text:style-name="P69"/>
      <text:p text:style-name="P69"/>
      <text:p text:style-name="P110">let the calculate function run with return values</text:p>
      <text:p text:style-name="P110">if a closebracket has been found, get the index of the last open brackets</text:p>
      <text:p text:style-name="P79"/>
      <text:p text:style-name="P111">we need the length of the array between the open and close bracket.</text:p>
      <text:p text:style-name="P111">index closeBr - indexopenBr + 1</text:p>
      <text:p text:style-name="P80"/>
      <text:p text:style-name="P111">then we need to calculate with those values.</text:p>
      <text:p text:style-name="P111"/>
      <text:p text:style-name="P111">then we need to return those values, and splice them at the original location</text:p>
      <text:p text:style-name="P110"/>
      <text:p text:style-name="P110">get the array elements in between (not including) the brackets.</text:p>
      <text:p text:style-name="P110"/>
      <text:p text:style-name="P110">get the calculation value </text:p>
      <text:p text:style-name="P110"/>
      <text:p text:style-name="P112">splice everything, </text:p>
      <text:p text:style-name="P106"/>
      <text:p text:style-name="P107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7"/>
      <text:p text:style-name="P107"><text:span text:style-name="T38">isolate the </text:span><text:span text:style-name="T44">array elements in between, and return the string that is in between those values</text:span></text:p>
      <text:p text:style-name="P107"/>
      <text:p text:style-name="P107"><text:span text:style-name="T38">run it through the calculate function, and </text:span><text:span text:style-name="T45">alert the value</text:span></text:p>
      <text:p text:style-name="P106"/>
      <text:p text:style-name="P106"/>
      <text:p text:style-name="P113">first make the function calculate re-usable for different arrays.</text:p>
      <text:p text:style-name="P114">add brackets to the symbolObject</text:p>
      <text:p text:style-name="P114">give them precedence 2</text:p>
      <text:p text:style-name="P114">if a ) bracket is found, console.log that bracket</text:p>
      <text:p text:style-name="P114">if a ) bracket is found, iterate backwards through the array, until you find the first ( bracket, then stop.</text:p>
      <text:p text:style-name="P114">console log that value and index.</text:p>
      <text:p text:style-name="P114"/>
      <text:p text:style-name="P114">okay, now we have the indexes of both brackets<text:span text:style-name="T39">. we should now isolate what is in between them</text:span></text:p>
      <text:p text:style-name="P114"/>
      <text:p text:style-name="P115">take that length of the array, and fill it up with value bracketResult (for now value B)</text:p>
      <text:p text:style-name="P115"/>
      <text:p text:style-name="P115">now take that array, and put it through the calculate() function, return the value</text:p>
      <text:p text:style-name="P69"/>
      <text:p text:style-name="P106"/>
      <text:p text:style-name="P120">ANS</text:p>
      <text:p text:style-name="P120">what is ans actually?</text:p>
      <text:p text:style-name="P120"/>
      <text:p text:style-name="P120">ans is <text:span text:style-name="T33">the </text:span>value that is the last result that was calculated.</text:p>
      <text:p text:style-name="P116">when you click it, its value is added to the calculation.</text:p>
      <text:p text:style-name="P116"/>
      <text:p text:style-name="P117">if the ans is clicked += the ans value to the displayTop</text:p>
      <text:p text:style-name="P117"/>
      <text:p text:style-name="P118">=</text:p>
      <text:p text:style-name="P119">delete userinput and ans values,</text:p>
      <text:p text:style-name="P119"><text:span text:style-name="T35">empty</text:span> <text:span text:style-name="T35">inputArray</text:span></text:p>
      <text:p text:style-name="P106"/>
      <text:p text:style-name="P106"/>
      <text:p text:style-name="P106">(3*(4+9))*(1+1)</text:p>
      <text:p text:style-name="P66"/>
      <text:p text:style-name="P61">- part <text:span text:style-name="T33">6</text:span>:</text:p>
      <text:p text:style-name="P61">make it able to handle errors</text:p>
      <text:p text:style-name="P81"><text:soft-page-break/></text:p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4"><text:tab/></text:p>
      <text:p text:style-name="P124"><text:tab/>- operator:</text:p>
      <text:p text:style-name="P124"><text:tab/><text:tab/>* was the operator pressed without any previous content?</text:p>
      <text:p text:style-name="P124"><text:tab/><text:tab/><text:tab/>- is there a previous ans, fill in ANS, otherwise</text:p>
      <text:p text:style-name="P124"><text:tab/><text:tab/><text:tab/>- remove the operator</text:p>
      <text:p text:style-name="P124"><text:tab/><text:tab/>* are there 2 operators and a num1 and num2?</text:p>
      <text:p text:style-name="P124"><text:tab/><text:tab/><text:tab/>- calculate the previous result already</text:p>
      <text:p text:style-name="P124"><text:tab/><text:tab/>* is there only num1, change the operator value</text:p>
      <text:p text:style-name="P124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26">233 - 12</text:p>
      <text:p text:style-name="P126"/>
      <text:p text:style-name="P126"/>
      <text:p text:style-name="P127">if the previous value is not an operator, </text:p>
      <text:p text:style-name="P127">add the previous number to the array, and add + operator</text:p>
      <text:p text:style-name="P127">let this return as a number</text:p>
      <text:p text:style-name="P126"/>
      <text:p text:style-name="P126">-</text:p>
      <text:p text:style-name="P126">return number</text:p>
      <text:p text:style-name="P126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4">add the option for different ways to write variables (* and x)</text:p>
      <text:p text:style-name="P81"/>
      <text:p text:style-name="P65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1">when there is a closingbracket first, of an openngbracket last</text:p>
      <text:p text:style-name="P81"/>
      <text:p text:style-name="P59">to add an operator:</text:p>
      <text:p text:style-name="P70">add the operator to the operatorObject + different ways that it can be written</text:p>
      <text:p text:style-name="P71">write a way to check for this operator in the check<text:span text:style-name="T40">Symbol</text:span>()</text:p>
      <text:p text:style-name="P72">make a way to write this in makeSymbolString</text:p>
      <text:p text:style-name="P83">add the calculation in the doCalculation function</text:p>
      <text:p text:style-name="P83"><text:soft-page-break/></text:p>
      <text:p text:style-name="P83"/>
      <text:p text:style-name="P86">if you press a key, why does the textinput change</text:p>
      <text:p text:style-name="P86"/>
      <text:p text:style-name="P77">solve numbers. if it is a complex number, solve it to 2 numbers<text:span text:style-name="T47">, save that as an array</text:span></text:p>
      <text:p text:style-name="P77">then add a check <text:span text:style-name="T47">if the current number is an array.</text:span></text:p>
      <text:p text:style-name="P87">if the number is an array, </text:p>
      <text:p text:style-name="P88"/>
      <text:p text:style-name="P88"/>
      <text:p text:style-name="P89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15:09:40.382459636</dc:date>
    <meta:editing-duration>P3DT22H31M7S</meta:editing-duration>
    <meta:editing-cycles>138</meta:editing-cycles>
    <meta:generator>LibreOffice/7.3.7.2$Linux_X86_64 LibreOffice_project/30$Build-2</meta:generator>
    <meta:document-statistic meta:table-count="0" meta:image-count="0" meta:object-count="0" meta:page-count="9" meta:paragraph-count="249" meta:word-count="2133" meta:character-count="12153" meta:non-whitespace-character-count="10164"/>
  </office:meta>
</office:document-meta>
</file>